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ask.createBatch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setupJUnitDeleg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UnitTask.setShowOutput( boolean show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addClasspathEntry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printDual( PrintWriter w , PrintStream s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kMode.ForkMod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LogStreamHandler.JUnitLogStreamHandler( Task task , int outlevel , int err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addConfigure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ask.logVmExit( FormatterElement [ ] feArray , JUnitTest test , String message , String testCa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plitLoader.isSplit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ask.setFiltertrac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Haltonfailur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Tempdir( File tmp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Task.setError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executeInVM( JUnitTest arg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JUnitTask.actOnTestResult( int exitValue , boolean wasKilled , JUnitTest t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handleFlush( String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kedTestConfiguration.equals( Object oth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UnitTask.setForkMode( Fork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getDefaul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Newenvironment( boolean new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getComman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execute( JUnitTest ar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kMode.Fork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Failure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actOnTestResult( TestResultHolder result , JUnitTest test , String 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UnitTask.setFork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printlnDual( PrintWriter w , PrintStream s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handleErrorFlush( String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ask.setReload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CloneVm( boolean cloneV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createMirror( JUnitTask task , ClassLoader 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UnitTask.checkIncludeSummary( CommandlineJava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itTask.setIncludeantruntim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JUni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addClasspathResource( String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UnitTask.createPermis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createDummyTestForBatchTest( JUnitTest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setMaxmemory(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addSyspropertyset( PropertySet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Attribute.asBoolea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setPrintsummary( SummaryAttribu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rkedTestConfiguration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ask.checkForkedPath( CommandlineJava cm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UnitTask.createTempPropertiesFil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createClassLoa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UnitTask.setTimeout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mergeFormatters( JUnit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setOutputToFormatters( boolean outputToForma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Loader.SplitLoader( ClassLoader parent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createWatchd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logVmCrash( FormatterElement [ ] feArray , JUnitTest test , String tes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LogOutputStream.JUnitLogOutputStream( Task task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create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logTimeout( FormatterElement [ ] feArray , JUnitTest test , String tes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delete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ask.addEnv( Environment .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getOutput( FormatterElement fe , JUnitTest 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UnitTask.executeAsForked( JUnitTest test , ExecuteWatchdog watchdog , File casesFil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ForkedTestConfiguration.ForkedTestConfiguration( boolean filterTrace , boolean haltOnError , boolean haltOnFailure , String errorProperty , String failur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equalsWithOutAndErr( String summary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checkIncludeAntRuntime( CommandlineJava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UnitTask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addAssertions( Assertions asse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ask.executeOrQueue( Enumeration testList , boolean runIndividu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UnitTask.createJvm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setJ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handleOutput( String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UnitLogOutputStream.processLine( String line ,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addFormatter( FormatterElement 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handleErrorOutput( String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ask.addTest( JUnit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.setHaltonerro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execute( List test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orkedTestConfiguration.ForkedTestConfiguration( JUnit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ask.preConfigure( BaseTest 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itTask.getIndividualTe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ask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.all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tLoader.loadClass( String classname , boolean resol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